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Vazirmatn" svg:font-family="Vazirmatn"/>
    <style:font-face style:name="Vazirmatn Medium" svg:font-family="'Vazirmatn Medium'" style:font-adornments="Regular" style:font-pitch="variable"/>
    <style:font-face style:name="Vazirmatn SemiBold" svg:font-family="'Vazirmatn SemiBold'" style:font-pitch="variable"/>
    <style:font-face style:name="Vazirmatn1" svg:font-family="Vazirmatn" style:font-pitch="variable"/>
    <style:font-face style:name="Vazirmatn2" svg:font-family="Vazirmatn" style:font-adornments="Regular" style:font-pitch="variable"/>
  </office:font-face-decls>
  <office:automatic-styles>
    <style:style style:name="جدول۱" style:family="table">
      <style:table-properties style:width="6.6931in" style:rel-width="100%" table:align="right" style:writing-mode="rl-tb"/>
    </style:style>
    <style:style style:name="جدول۱.A" style:family="table-column">
      <style:table-column-properties style:column-width="1.7021in" style:rel-column-width="2451*"/>
    </style:style>
    <style:style style:name="جدول۱.B" style:family="table-column">
      <style:table-column-properties style:column-width="1.6736in" style:rel-column-width="2410*"/>
    </style:style>
    <style:style style:name="جدول۱.D" style:family="table-column">
      <style:table-column-properties style:column-width="1.6438in" style:rel-column-width="2367*"/>
    </style:style>
    <style:style style:name="جدول۱.1" style:family="table-row">
      <style:table-row-properties style:min-row-height="0.2681in"/>
    </style:style>
    <style:style style:name="جدول۱.A1" style:family="table-cell">
      <style:table-cell-properties style:vertical-align="middle" fo:padding="0in" fo:border-left="0.5pt solid #000000" fo:border-right="none" fo:border-top="0.5pt solid #000000" fo:border-bottom="0.5pt solid #000000"/>
    </style:style>
    <style:style style:name="جدول۱.D1" style:family="table-cell">
      <style:table-cell-properties style:vertical-align="middle" fo:padding="0in" fo:border="0.5pt solid #000000"/>
    </style:style>
    <style:style style:name="جدول۱.A2" style:family="table-cell">
      <style:table-cell-properties style:vertical-align="middle" fo:padding="0in" fo:border-left="0.5pt solid #000000" fo:border-right="none" fo:border-top="none" fo:border-bottom="0.5pt solid #000000"/>
    </style:style>
    <style:style style:name="جدول۱.D2" style:family="table-cell">
      <style:table-cell-properties style:vertical-align="middle" fo:padding="0in" fo:border-left="0.5pt solid #000000" fo:border-right="0.5pt solid #000000" fo:border-top="none" fo:border-bottom="0.5pt solid #000000"/>
    </style:style>
    <style:style style:name="جدول۱.3" style:family="table-row">
      <style:table-row-properties style:min-row-height="0.4764in"/>
    </style:style>
    <style:style style:name="جدول۱.5" style:family="table-row">
      <style:table-row-properties style:min-row-height="0.6847in"/>
    </style:style>
    <style:style style:name="P1" style:family="paragraph" style:parent-style-name="Footnote">
      <style:text-properties fo:language="en" fo:country="US" officeooo:rsid="0019c354" officeooo:paragraph-rsid="0019c354"/>
    </style:style>
    <style:style style:name="P2" style:family="paragraph" style:parent-style-name="Text_20_body">
      <style:text-properties fo:language="en" fo:country="US" officeooo:rsid="0019c354" officeooo:paragraph-rsid="0019c354"/>
    </style:style>
    <style:style style:name="P3" style:family="paragraph" style:parent-style-name="Footnote">
      <style:text-properties fo:language="en" fo:country="US" officeooo:rsid="001b45f2" officeooo:paragraph-rsid="001b45f2"/>
    </style:style>
    <style:style style:name="P4" style:family="paragraph" style:parent-style-name="Text_20_body">
      <style:text-properties fo:language="en" fo:country="US" officeooo:rsid="001b45f2" officeooo:paragraph-rsid="001b45f2"/>
    </style:style>
    <style:style style:name="P5" style:family="paragraph" style:parent-style-name="Footnote">
      <style:text-properties fo:language="en" fo:country="US" officeooo:rsid="001d1216" officeooo:paragraph-rsid="001d1216"/>
    </style:style>
    <style:style style:name="P6" style:family="paragraph" style:parent-style-name="Text_20_body">
      <style:text-properties fo:language="en" fo:country="US" officeooo:rsid="001d1216" officeooo:paragraph-rsid="001d1216"/>
    </style:style>
    <style:style style:name="P7" style:family="paragraph" style:parent-style-name="Text_20_body">
      <style:text-properties fo:language="en" fo:country="US" officeooo:rsid="001ec6be" officeooo:paragraph-rsid="001ec6be"/>
    </style:style>
    <style:style style:name="P8" style:family="paragraph" style:parent-style-name="Text_20_body">
      <style:text-properties fo:language="en" fo:country="US" officeooo:rsid="001f9fa7" officeooo:paragraph-rsid="001f9fa7"/>
    </style:style>
    <style:style style:name="P9" style:family="paragraph" style:parent-style-name="Text_20_body">
      <style:text-properties officeooo:paragraph-rsid="0019c354"/>
    </style:style>
    <style:style style:name="P10" style:family="paragraph" style:parent-style-name="Text_20_body">
      <style:text-properties fo:font-weight="bold" officeooo:rsid="001d1216" officeooo:paragraph-rsid="001d1216" style:font-weight-asian="bold" style:font-weight-complex="bold"/>
    </style:style>
    <style:style style:name="P11" style:family="paragraph" style:parent-style-name="Text_20_body">
      <style:text-properties officeooo:paragraph-rsid="001f9fa7"/>
    </style:style>
    <style:style style:name="P12" style:family="paragraph" style:parent-style-name="Text_20_body">
      <style:text-properties fo:font-weight="normal" officeooo:rsid="001d1216" officeooo:paragraph-rsid="001d1216" style:font-weight-asian="normal" style:font-weight-complex="normal"/>
    </style:style>
    <style:style style:name="P13" style:family="paragraph" style:parent-style-name="Text_20_body">
      <style:text-properties style:font-name="Vazirmatn1" style:font-name-complex="Vazirmatn1"/>
    </style:style>
    <style:style style:name="P14" style:family="paragraph" style:parent-style-name="Text_20_body">
      <style:text-properties officeooo:paragraph-rsid="0021f4e8"/>
    </style:style>
    <style:style style:name="P15" style:family="paragraph" style:parent-style-name="Text_20_body">
      <style:text-properties officeooo:paragraph-rsid="0023b896"/>
    </style:style>
    <style:style style:name="P16" style:family="paragraph" style:parent-style-name="Text_20_body">
      <style:paragraph-properties fo:break-before="page"/>
      <style:text-properties officeooo:rsid="002540a3" officeooo:paragraph-rsid="002540a3"/>
    </style:style>
    <style:style style:name="P17" style:family="paragraph" style:parent-style-name="جدول">
      <style:paragraph-properties fo:keep-with-next="always"/>
    </style:style>
    <style:style style:name="P18" style:family="paragraph" style:parent-style-name="Endnote">
      <style:paragraph-properties fo:text-align="center" style:justify-single-word="false"/>
    </style:style>
    <style:style style:name="P19" style:family="paragraph" style:parent-style-name="Footnote">
      <style:text-properties officeooo:rsid="0027387f" officeooo:paragraph-rsid="0027387f"/>
    </style:style>
    <style:style style:name="P20" style:family="paragraph" style:parent-style-name="Heading_20_1">
      <style:text-properties officeooo:rsid="001d1216" officeooo:paragraph-rsid="001d1216"/>
    </style:style>
    <style:style style:name="P21" style:family="paragraph" style:parent-style-name="Heading_20_1">
      <style:text-properties fo:language="en" fo:country="US" officeooo:rsid="0019c354" officeooo:paragraph-rsid="0019c354"/>
    </style:style>
    <style:style style:name="P22" style:family="paragraph" style:parent-style-name="Heading_20_1">
      <style:text-properties fo:language="en" fo:country="US" officeooo:rsid="001b45f2" officeooo:paragraph-rsid="001b45f2"/>
    </style:style>
    <style:style style:name="P23" style:family="paragraph" style:parent-style-name="Heading_20_1">
      <style:text-properties fo:language="en" fo:country="US" officeooo:rsid="001f9fa7" officeooo:paragraph-rsid="001f9fa7"/>
    </style:style>
    <style:style style:name="P24" style:family="paragraph" style:parent-style-name="Heading_20_1">
      <style:text-properties officeooo:rsid="0023b896" officeooo:paragraph-rsid="0023b896"/>
    </style:style>
    <style:style style:name="P2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loext:hyphenation-no-last-word="false"/>
    </style:style>
    <style:style style:name="T1" style:family="text">
      <style:text-properties fo:language="en" fo:country="US"/>
    </style:style>
    <style:style style:name="T2" style:family="text">
      <style:text-properties fo:language="en" fo:country="US" officeooo:rsid="0019c354"/>
    </style:style>
    <style:style style:name="T3" style:family="text">
      <style:text-properties fo:language="en" fo:country="US" officeooo:rsid="001b45f2"/>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1f9fa7"/>
    </style:style>
    <style:style style:name="T6" style:family="text">
      <style:text-properties fo:language="en" fo:country="US" officeooo:rsid="0021f4e8"/>
    </style:style>
    <style:style style:name="T7" style:family="text">
      <style:text-properties fo:language="en" fo:country="US" officeooo:rsid="0023b896"/>
    </style:style>
    <style:style style:name="T8" style:family="text">
      <style:text-properties fo:language="en" fo:country="US" officeooo:rsid="0027387f"/>
    </style:style>
    <style:style style:name="T9" style:family="text">
      <style:text-properties officeooo:rsid="001b45f2"/>
    </style:style>
    <style:style style:name="T10" style:family="text">
      <style:text-properties fo:font-weight="normal" style:font-weight-asian="normal" style:font-weight-complex="normal"/>
    </style:style>
    <style:style style:name="T11" style:family="text">
      <style:text-properties fo:font-weight="normal" officeooo:rsid="0027387f" style:font-weight-asian="normal" style:font-weight-complex="normal"/>
    </style:style>
    <style:style style:name="T12" style:family="text">
      <style:text-properties fo:font-weight="normal" style:font-weight-asian="normal" style:font-name-complex="Vazirmatn SemiBold" style:font-weight-complex="normal"/>
    </style:style>
    <style:style style:name="T13" style:family="text">
      <style:text-properties style:font-name="Vazirmatn2" fo:font-weight="normal" style:font-weight-asian="normal" style:font-weight-complex="normal"/>
    </style:style>
    <style:style style:name="T14" style:family="text">
      <style:text-properties officeooo:rsid="001f9fa7"/>
    </style:style>
    <style:style style:name="T15" style:family="text">
      <style:text-properties style:font-style-complex="normal" style:font-weight-complex="normal"/>
    </style:style>
    <style:style style:name="T16" style:family="text">
      <style:text-properties officeooo:rsid="0021c912"/>
    </style:style>
    <style:style style:name="T17" style:family="text">
      <style:text-properties officeooo:rsid="0021f4e8"/>
    </style:style>
    <style:style style:name="T18" style:family="text">
      <style:text-properties style:text-position="sub 58%" fo:language="en" fo:country="US" officeooo:rsid="0021f4e8"/>
    </style:style>
    <style:style style:name="T19" style:family="text">
      <style:text-properties officeooo:rsid="0023b896"/>
    </style:style>
    <style:style style:name="T20" style:family="text">
      <style:text-properties style:font-name="Vazirmatn"/>
    </style:style>
    <style:style style:name="T21" style:family="text">
      <style:text-properties style:font-name-complex="Vazirmatn"/>
    </style:style>
    <style:style style:name="T22" style:family="text">
      <style:text-properties officeooo:rsid="0027387f"/>
    </style:style>
    <style:style style:name="T23" style:family="text">
      <style:text-properties style:text-position="super 58%" fo:font-weight="normal" officeooo:rsid="0027387f" style:font-weight-asian="normal" style:font-weight-complex="normal"/>
    </style:style>
    <style:style style:name="T24" style:family="text">
      <style:text-properties style:text-position="0% 100%" fo:font-weight="normal" style:font-weight-asian="normal" style:font-weight-complex="normal"/>
    </style:style>
    <style:style style:name="T25" style:family="text">
      <style:text-properties fo:font-variant="normal" fo:text-transform="none" style:use-window-font-color="true" loext:opacity="0%" style:text-outline="false" style:text-line-through-style="none" style:text-line-through-type="none" style:text-position="0% 100%" style:font-name="Vazirmatn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Vazirmatn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s>
      <text:h text:style-name="P21" text:outline-level="1">پیش‌زمینه</text:h>
      <text:p text:style-name="P2">بیماری<text:span text:style-name="T16"> </text:span>های قلبی عروقی (CVDs) اختلالات قلب و عروق خونی از جمله بیماری عروق کرونر (انسداد رگ) قلب (حملات قلبی)، بیماری<text:span text:style-name="T16"> </text:span>های عروق مغزی (سکته مغزی)، نارسایی قلبی (HF) و سایر انواع آسیب شناسی هستند. در مجموع، بیماری‌های قلبی عروقی سالانه باعث مرگ حدود 17 میلیون نفر در سراسر جهان می‌شوند که برای اولین بار در 50 سال گذشته در بریتانیا، آمار مرگ و میر در حال افزایش است. به طور خاص، نارسایی قلبی زمانی اتفاق می‌افتد که قلب نتواند خون کافی را به بدن پمپاژ کند و معمولاً ناشی از دیابت، فشار خون بالا یا سایر بیماری‌ها یا بیماری‌های قلبی است.</text:p>
      <text:p text:style-name="P9"><text:span text:style-name="T2">جامعه بالینی نارسایی قلبی را بر اساس مقدار ejection fraction به دو نوع تقسیم می‌کند، یعنی نسبت خون پمپ شده از قلب در طی یک انقباض تک، که به صورت درصدی با مقادیر فیزیولوژیکی بین 50 تا 75 درصد داده می‌شود. اولی نارسایی قلبی ناشی از کاهش ejection fraction (HFrEF) است که قبلاً به عنوان نارسایی قلبی ناشی از اختلال عملکرد سیستولیک بطن چپ (LV) یا نارسایی سیستولیک قلب شناخته می شد و با ejection fraction کوچکتر از 40 درصد مشخص می شود. مورد دوم نارسایی قلبی با ejection fraction</text:span><text:span text:style-name="T2"><text:note text:id="ftn1" text:note-class="footnote"><text:note-citation>1</text:note-citation><text:note-body><text:p text:style-name="P1"><text:span text:style-name="T9">e</text:span>jection fraction</text:p></text:note-body></text:note></text:span><text:span text:style-name="T2"> حفظ شده (HFpEF) است که قبلاً نارسایی قلبی دیاستولیک یا نارسایی قلبی با ejection fraction طبیعی نامیده می شد. در این حالت، بطن چپ به طور طبیعی در طول سیستول منقبض می شود، اما بطن سفت است و در طول دیاستول نمی تواند به طور طبیعی شل شود و در نتیجه پر شدن را مختل می کند.</text:span></text:p>
      <text:p text:style-name="P2">برای ارزیابی کمی پیشرفت بیماری، پزشکان بر طبقه‌بندی عملکردی انجمن قلب نیویورک (NYHA) تکیه می‌کنند که شامل چهار کلاس از عدم وجود علائم از فعالیت‌های معمولی تا مرحله‌ای است که هر فعالیت بدنی باعث ناراحتی می‌شود و علائم در حالت استراحت رخ می‌دهد. علیرغم استفاده گسترده از آن، هیچ روش منسجمی برای ارزیابی امتیاز NYHA وجود ندارد، و این طبقه بندی نمی تواند به طور قابل اعتماد ویژگی های اساسی، مانند فاصله پیاده روی یا تحمل ورزش در آزمایش رسمی را پیش بینی کند.</text:p>
      <text:p text:style-name="P2">با توجه به اهمیت اندام حیاتی مانند قلب، پیش‌بینی نارسایی قلبی به یک اولویت برای پزشکان و پزشکان تبدیل شده است، اما تا به امروز پیش‌بینی رویدادهای مرتبط با نارسایی قلبی در عمل بالینی معمولاً به دقت بالایی دست پیدا نکرده است.</text:p>
      <text:p text:style-name="P9"><text:span text:style-name="T2">در این زمینه، پرونده الکترونیک سلامت (EHR که به آن پرونده پزشکی نیز گفته می شود) می تواند منبع اطلاعاتی مفیدی برای آشکارسازی همبستگی ها و روابط پنهان و غیر آشکار بین داده های بیماران در نظر گرفته شود، نه تنها برای تحقیق، بلکه برای عمل بالینی و برای از بین بردن افسانه های سنتی در مورد عوامل خطر. برای این منظور، مطالعات غربالگری متعددی در سال‌های گذشته انجام شده است که شرایط و دموگرافیک‌های مختلف را پوشش می‌دهد و با منابع داده‌های مختلف، به عمق بخشیدن به دانش در مورد عوامل خطر کمک می‌کند. از جمله آنها، شایان ذکر است مطالعه PLIC، که در آن EHR، آزمایش خون، </text:span><text:soft-page-break/><text:span text:style-name="T2">پلی مورفیسم های تک نوکلئوتیدی (SNPs)، تصویربرداری فراصوت کاروتید و داده‌های متاژنومیکس در یک غربالگری طولی چهار بار در طول 15 سال در میلان (ایتالیا، اتحادیه اروپا) جمع‌آوری شده‌اند تا از ارزیابی بهتر خطر بیماری قلبی عروقی حمایت کنند.</text:span></text:p>
      <text:p text:style-name="P2">یادگیری ماشینی که در سوابق پزشکی بکار می رود، به ویژه می تواند ابزار موثری هم برای پیش بینی بقای هر بیمار مبتلا به علائم نارسایی قلبی باشد و هم برای شناسایی مهم ترین ویژگی های بالینی (یا عوامل خطر) که ممکن است منجر به نارسایی قلبی شود. دانشمندان می توانند از یادگیری ماشین نه تنها برای پیش بینی بالینی، بلکه برای رتبه بندی ویژگی ها نیز استفاده کنند. هوش محاسباتی، به ویژه، قدرت پیش بینی خود را هنگامی که در پرونده های پزشکی اعمال می شود، یا همراه با تصویربرداری نشان می دهد. علاوه بر این، مطالعات یادگیری عمیق و متاآنالیز به کار رفته در این زمینه نیز اخیراً در ادبیات ظاهر شده‌اند که عملکرد متخصصان انسانی را بهبود می‌بخشد، البته دقت کمتری را نشان می‌دهد (0.75 در مقابل 0.59).</text:p>
      <text:p text:style-name="P2">مدل‌سازی بقا برای نارسایی قلبی (و CVDs به طور کلی) امروزه هنوز هم از نظر دستیابی به دقت پیش‌بینی بالا و شناسایی عوامل محرک یک مشکل است. بسیاری از مدل‌های توسعه‌یافته برای این منظور تنها به دقت متوسطی می‌رسند، با قابلیت تفسیر محدود از متغیرهای پیش‌بینی‌کننده. مدل‌های جدیدتر بهبودهایی را نشان می‌دهند، به‌ویژه اگر نتیجه بقا با اهداف اضافی همراه باشد (مثلاً بستری شدن در بیمارستان). اگرچه دانشمندان مجموعه گسترده‌ای از پیش‌بینی‌کننده‌ها و شاخص‌ها را شناسایی کرده‌اند، هیچ توافق مشترکی در مورد تأثیر نسبی آنها بر پیش‌بینی بقا وجود ندارد. همانطور که ساکاموتو و همکارانش اشاره کردند، این وضعیت تا حد زیادی به دلیل عدم تکرارپذیری است، که مانع از نتیجه گیری قطعی در مورد اهمیت عوامل شناسایی شده می شود. علاوه بر این، این فقدان تکرارپذیری به شدت بر عملکرد مدل تأثیر می‌گذارد: تعمیم به مجموعه داده‌های اعتبارسنجی خارجی اغلب ناسازگار است و تنها به تبعیض متوسطی دست می‌یابد. در نتیجه، نمرات ریسک حاصل شده از مدل‌ها با مشکلات مشابهی مواجه می‌شوند که قابلیت اطمینان آنها را محدود می‌کند. چنین عدم قطعیتی منجر به تکثیر امتیازهای ریسک جدید شده است که در سال‌های گذشته با نتایج متفاوتی در ادبیات ظاهر شده‌اند. به عنوان راه حلی جزئی برای بهبود اثربخشی مدل‌ها، مطالعات منتشر شده اخیر شامل گروه‌هایی بود که به طبقات خاصی از بیماران (مثلاً افراد مسن یا دیابتی) محدود می‌شدند. این تلاش‌ها منجر به مدل‌های متناسب و امتیاز ریسک با عملکرد بهتر اما هنوز بهینه نشده است.</text:p>
      <text:p text:style-name="P9"><text:span text:style-name="T2">در این مقاله، مجموعه داده‌ای از سوابق پزشکی بیماران مبتلا به نارسایی قلبی را که توسط احمد و همکارانش در جولای 2017 منتشر شد، تجزیه و تحلیل می‌کنیم. احمد و همکارانش از مدل‌های سنتی آمار زیستی وابسته به زمان (مانند رگرسیون کاکس و نمودارهای بقای کاپلان-مایر) برای پیش‌بینی مرگ‌ومیر استفاده کردند. و ویژگی های کلیدی 299 بیمار پاکستانی مبتلا به نارسایی قلبی را از سوابق پزشکی آنها شناسایی کنید. احمد و همکاران، همراه با توضیحات تجزیه و تحلیل و نتایج، مجموعه داده‌های خود را به صورت آنلاین (بخش «مجموعه داده») در دسترس عموم قرار دادند و آن را به صورت رایگان برای جامعه </text:span><text:soft-page-break/><text:span text:style-name="T2">علمی در دسترس قرار دادند. پس از آن، زاهد و همکارانش مجموعه داده یکسانی را تجزیه و تحلیل کردند تا دو مدل مختلف پیش‌بینی مرگ‌ومیر مبتنی بر جنسیت را شرح دهند: یکی برای مردان و دیگری برای زنان. اگرچه دو مطالعه فوق الذکر نتایج جالبی ارائه کردند، اما آنها با روش های استاندارد آمار زیستی با این مشکل مقابله کردند و فضایی را برای رویکردهای یادگیری ماشین باقی گذاشتند. ما در اینجا قصد داریم با استفاده از چندین تکنیک داده کاوی ابتدا این شکاف را پر کنیم تا بقای بیماران را پیش بینی کنیم و سپس مهمترین ویژگی های موجود در پرونده های پزشکی را رتبه بندی کنیم. به عنوان یک نتیجه اصلی، ما نشان می‌دهیم که با روش‌های یادگیری ماشینی می‌توان به بهترین عملکردهای پیش‌بینی‌کننده رسید، تنها با دو ویژگی، که هیچ‌کدام غیرمنتظره نیستند: یکی ejection fraction و دیگری serum creatinine، در ادبیات به عنوان محرک اصلی نارسایی قلبی و همچنین نشانگر زیستی کلیدی در اختلال عملکرد کلیه شناخته شده است.</text:span></text:p>
      <text:p text:style-name="P2">به طور خاص، ابتدا مجموعه داده تحلیل شده و ویژگی‌های آن (بخش «مجموعه داده»)، و سپس روش‌هایی را که برای پیش‌بینی بقا و رتبه‌بندی ویژگی‌ها استفاده کردیم (بخش «روش‌ها») توضیح می‌دهیم. در (بخش «نتایج»)، عملکردهای پیش‌بینی بقا را که از طریق همه طبقه‌بندی‌کننده‌های بکار گرفته شده (بخش «پیش‌بینی یادگیری ماشینی بقا در همه ویژگی‌های بالینی»)، رتبه‌بندی ویژگی‌های به‌دست‌آمده از طریق تکنیک‌های آمار زیستی سنتی و یادگیری ماشین (بخش "نتایج رتبه بندی ویژگی ها")، و عملکردهای پیش‌بینی بقا که تنها با استفاده از دو ویژگی برتر شناسایی‌شده از طریق رتبه‌بندی ویژگی‌ها به دست آمده‌اند (ejection fraction و serum creatinine، بخش «پیش‌بینی یادگیری ماشینی بقا بر روی serum creatinine و ejection fraction به تنهایی»)، گزارش می‌کنیم. بعداً، نتایج تجزیه و تحلیل را که شامل زمان پیگیری بیماران می‌شود، گزارش و توصیف می‌کنیم (جدول 11). در نهایت، ما نتایج را مورد بحث قرار می دهیم (بخش "بحث") و برخی از نتایج را در پایان مقاله (بخش "نتیجه گیری") می گیریم.</text:p>
      <text:h text:style-name="Heading_20_1" text:outline-level="1">م<text:span text:style-name="T9">جموعه داده</text:span></text:h>
      <text:p text:style-name="Text_20_body">ما یک مجموعه داده حاوی سوابق پزشکی 299 بیمار نارسایی قلبی را که در مؤسسه قلب و عروق فیصل آباد و در بیمارستان متفقین در فیصل آباد (پنجاب، پاکستان) جمع آوری شده بود، در طی آوریل تا دسامبر 2015 تجزیه و تحلیل کردیم. بیماران شامل 105 زن و 194 مرد بودند که سن آنها بین 40 تا 95 سال است (جدول 1). همه 299 بیمار اختلال عملکرد سیستولیک بطن چپ و نارسایی های قلبی قبلی داشتند که آنها را در طبقه بندی III یا IV انجمن قلب نیویورک (NYHA) طبقه بندی مراحل نارسایی قلبی قرار می داد.</text:p>
      <text:p text:style-name="P16"/>
      <text:p text:style-name="P17">جدول <text:sequence text:ref-name="refجدول0" text:name="جدول" text:formula="ooow:جدول+1" style:num-format="۱, ۲, ۳, ...">۱</text:sequence></text:p>
      <table:table table:name="جدول۱" table:style-name="جدول۱">
        <table:table-column table:style-name="جدول۱.A"/>
        <table:table-column table:style-name="جدول۱.B" table:number-columns-repeated="2"/>
        <table:table-column table:style-name="جدول۱.D"/>
        <table:table-row table:style-name="جدول۱.1">
          <table:table-cell table:style-name="جدول۱.A1" office:value-type="string">
            <text:p text:style-name="P18">ویژگی</text:p>
          </table:table-cell>
          <table:table-cell table:style-name="جدول۱.A1" office:value-type="string">
            <text:p text:style-name="P18">توضیح</text:p>
          </table:table-cell>
          <table:table-cell table:style-name="جدول۱.A1" office:value-type="string">
            <text:p text:style-name="P18">واحد</text:p>
          </table:table-cell>
          <table:table-cell table:style-name="جدول۱.D1" office:value-type="string">
            <text:p text:style-name="P18">بازه</text:p>
          </table:table-cell>
        </table:table-row>
        <table:table-row table:style-name="جدول۱.1">
          <table:table-cell table:style-name="جدول۱.A2" office:value-type="string">
            <text:p text:style-name="P18">Age</text:p>
          </table:table-cell>
          <table:table-cell table:style-name="جدول۱.A2" office:value-type="string">
            <text:p text:style-name="P18">سن بیمار</text:p>
          </table:table-cell>
          <table:table-cell table:style-name="جدول۱.A2" office:value-type="string">
            <text:p text:style-name="P18">سال</text:p>
          </table:table-cell>
          <table:table-cell table:style-name="جدول۱.D2" office:value-type="string">
            <text:p text:style-name="P18"><text:span text:style-name="T20">[40</text:span><text:span text:style-name="T21">،۹۵</text:span><text:span text:style-name="T20">]</text:span></text:p>
          </table:table-cell>
        </table:table-row>
        <table:table-row table:style-name="جدول۱.3">
          <table:table-cell table:style-name="جدول۱.A2" office:value-type="string">
            <text:p text:style-name="P18">Anaemia</text:p>
          </table:table-cell>
          <table:table-cell table:style-name="جدول۱.A2" office:value-type="string">
            <text:p text:style-name="P18">کمبود گلبول قرمز یا هموگلوبین</text:p>
          </table:table-cell>
          <table:table-cell table:style-name="جدول۱.A2" office:value-type="string">
            <text:p text:style-name="P18">دودویی</text:p>
          </table:table-cell>
          <table:table-cell table:style-name="جدول۱.D2" office:value-type="string">
            <text:p text:style-name="P18"><text:span text:style-name="T20">0</text:span><text:span text:style-name="T21">،</text:span><text:span text:style-name="T20">1</text:span></text:p>
          </table:table-cell>
        </table:table-row>
        <table:table-row table:style-name="جدول۱.1">
          <table:table-cell table:style-name="جدول۱.A2" office:value-type="string">
            <text:p text:style-name="P18">High blood pressure</text:p>
          </table:table-cell>
          <table:table-cell table:style-name="جدول۱.A2" office:value-type="string">
            <text:p text:style-name="P18">فشار خون</text:p>
          </table:table-cell>
          <table:table-cell table:style-name="جدول۱.A2" office:value-type="string">
            <text:p text:style-name="P18">دودویی</text:p>
          </table:table-cell>
          <table:table-cell table:style-name="جدول۱.D2" office:value-type="string">
            <text:p text:style-name="P18"><text:span text:style-name="T20">0</text:span><text:span text:style-name="T21">،</text:span><text:span text:style-name="T20">1</text:span></text:p>
          </table:table-cell>
        </table:table-row>
        <table:table-row table:style-name="جدول۱.5">
          <table:table-cell table:style-name="جدول۱.A2" office:value-type="string">
            <text:p text:style-name="P18">Creatinine phosphokinase (CPK)</text:p>
          </table:table-cell>
          <table:table-cell table:style-name="جدول۱.A2" office:value-type="string">
            <text:p text:style-name="P18"><text:span text:style-name="T21">میزان آنزیم </text:span><text:span text:style-name="T20">CPK </text:span><text:span text:style-name="T21">در خون</text:span></text:p>
          </table:table-cell>
          <table:table-cell table:style-name="جدول۱.A2" office:value-type="string">
            <text:p text:style-name="P18">mcg/L</text:p>
          </table:table-cell>
          <table:table-cell table:style-name="جدول۱.D2" office:value-type="string">
            <text:p text:style-name="P18"><text:span text:style-name="T20">[23</text:span><text:span text:style-name="T21">،</text:span><text:span text:style-name="T20">7861]</text:span></text:p>
          </table:table-cell>
        </table:table-row>
        <table:table-row table:style-name="جدول۱.1">
          <table:table-cell table:style-name="جدول۱.A2" office:value-type="string">
            <text:p text:style-name="P18">Diabetes</text:p>
          </table:table-cell>
          <table:table-cell table:style-name="جدول۱.A2" office:value-type="string">
            <text:p text:style-name="P18">دیابت</text:p>
          </table:table-cell>
          <table:table-cell table:style-name="جدول۱.A2" office:value-type="string">
            <text:p text:style-name="P18">دودویی</text:p>
          </table:table-cell>
          <table:table-cell table:style-name="جدول۱.D2" office:value-type="string">
            <text:p text:style-name="P18"><text:span text:style-name="T20">0</text:span><text:span text:style-name="T21">،</text:span><text:span text:style-name="T20">1</text:span></text:p>
          </table:table-cell>
        </table:table-row>
        <table:table-row table:style-name="جدول۱.5">
          <table:table-cell table:style-name="جدول۱.A2" office:value-type="string">
            <text:p text:style-name="P18">Ejection fraction</text:p>
          </table:table-cell>
          <table:table-cell table:style-name="جدول۱.A2" office:value-type="string">
            <text:p text:style-name="P18">درصد خونی که در هر انقباض از قلب خارج می شود</text:p>
          </table:table-cell>
          <table:table-cell table:style-name="جدول۱.A2" office:value-type="string">
            <text:p text:style-name="P18">درصد</text:p>
          </table:table-cell>
          <table:table-cell table:style-name="جدول۱.D2" office:value-type="string">
            <text:p text:style-name="P18"><text:span text:style-name="T20">[14</text:span><text:span text:style-name="T21">،</text:span><text:span text:style-name="T20">80]</text:span></text:p>
          </table:table-cell>
        </table:table-row>
        <table:table-row table:style-name="جدول۱.1">
          <table:table-cell table:style-name="جدول۱.A2" office:value-type="string">
            <text:p text:style-name="P18">Sex</text:p>
          </table:table-cell>
          <table:table-cell table:style-name="جدول۱.A2" office:value-type="string">
            <text:p text:style-name="P18">جنسیت</text:p>
          </table:table-cell>
          <table:table-cell table:style-name="جدول۱.A2" office:value-type="string">
            <text:p text:style-name="P18">دودویی</text:p>
          </table:table-cell>
          <table:table-cell table:style-name="جدول۱.D2" office:value-type="string">
            <text:p text:style-name="P18"><text:span text:style-name="T20">0</text:span><text:span text:style-name="T21">،</text:span><text:span text:style-name="T20">1</text:span></text:p>
          </table:table-cell>
        </table:table-row>
        <table:table-row table:style-name="جدول۱.1">
          <table:table-cell table:style-name="جدول۱.A2" office:value-type="string">
            <text:p text:style-name="P18">Platelets</text:p>
          </table:table-cell>
          <table:table-cell table:style-name="جدول۱.A2" office:value-type="string">
            <text:p text:style-name="P18">پلاکت در خون</text:p>
          </table:table-cell>
          <table:table-cell table:style-name="جدول۱.A2" office:value-type="string">
            <text:p text:style-name="P18">kiloplatelets/mL</text:p>
          </table:table-cell>
          <table:table-cell table:style-name="جدول۱.D2" office:value-type="string">
            <text:p text:style-name="P18"><text:span text:style-name="T20">[25.01</text:span><text:span text:style-name="T21">،</text:span><text:span text:style-name="T20">850.00]</text:span></text:p>
          </table:table-cell>
        </table:table-row>
        <table:table-row table:style-name="جدول۱.3">
          <table:table-cell table:style-name="جدول۱.A2" office:value-type="string">
            <text:p text:style-name="P18">Serum creatinine</text:p>
          </table:table-cell>
          <table:table-cell table:style-name="جدول۱.A2" office:value-type="string">
            <text:p text:style-name="P18">میزان کراتینین در خون</text:p>
          </table:table-cell>
          <table:table-cell table:style-name="جدول۱.A2" office:value-type="string">
            <text:p text:style-name="P18">mg/dL</text:p>
          </table:table-cell>
          <table:table-cell table:style-name="جدول۱.D2" office:value-type="string">
            <text:p text:style-name="P18"><text:span text:style-name="T20">[0.50</text:span><text:span text:style-name="T21">،</text:span><text:span text:style-name="T20">9.40]</text:span></text:p>
          </table:table-cell>
        </table:table-row>
        <table:table-row table:style-name="جدول۱.3">
          <table:table-cell table:style-name="جدول۱.A2" office:value-type="string">
            <text:p text:style-name="P18">Serum sodium</text:p>
          </table:table-cell>
          <table:table-cell table:style-name="جدول۱.A2" office:value-type="string">
            <text:p text:style-name="P18">میزان سدیم در خون</text:p>
          </table:table-cell>
          <table:table-cell table:style-name="جدول۱.A2" office:value-type="string">
            <text:p text:style-name="P18">mEq/L</text:p>
          </table:table-cell>
          <table:table-cell table:style-name="جدول۱.D2" office:value-type="string">
            <text:p text:style-name="P18"><text:span text:style-name="T20">[114</text:span><text:span text:style-name="T21">،</text:span><text:span text:style-name="T20">148]</text:span></text:p>
          </table:table-cell>
        </table:table-row>
        <table:table-row table:style-name="جدول۱.1">
          <table:table-cell table:style-name="جدول۱.A2" office:value-type="string">
            <text:p text:style-name="P18">Smoking</text:p>
          </table:table-cell>
          <table:table-cell table:style-name="جدول۱.A2" office:value-type="string">
            <text:p text:style-name="P18">سیگار کشیدن بیمار</text:p>
          </table:table-cell>
          <table:table-cell table:style-name="جدول۱.A2" office:value-type="string">
            <text:p text:style-name="P18">دودویی</text:p>
          </table:table-cell>
          <table:table-cell table:style-name="جدول۱.D2" office:value-type="string">
            <text:p text:style-name="P18"><text:span text:style-name="T20">0</text:span><text:span text:style-name="T21">،</text:span><text:span text:style-name="T20">1</text:span></text:p>
          </table:table-cell>
        </table:table-row>
        <table:table-row table:style-name="جدول۱.1">
          <table:table-cell table:style-name="جدول۱.A2" office:value-type="string">
            <text:p text:style-name="P18">Time</text:p>
          </table:table-cell>
          <table:table-cell table:style-name="جدول۱.A2" office:value-type="string">
            <text:p text:style-name="P18">دوره پیگیری</text:p>
          </table:table-cell>
          <table:table-cell table:style-name="جدول۱.A2" office:value-type="string">
            <text:p text:style-name="P18">Days</text:p>
          </table:table-cell>
          <table:table-cell table:style-name="جدول۱.D2" office:value-type="string">
            <text:p text:style-name="P18"><text:span text:style-name="T20">[4</text:span><text:span text:style-name="T21">،</text:span><text:span text:style-name="T20">28</text:span><text:span text:style-name="T21">۵</text:span><text:span text:style-name="T20">]</text:span></text:p>
          </table:table-cell>
        </table:table-row>
        <table:table-row table:style-name="جدول۱.1">
          <table:table-cell table:style-name="جدول۱.A2" office:value-type="string">
            <text:p text:style-name="P18">(target) death event</text:p>
          </table:table-cell>
          <table:table-cell table:style-name="جدول۱.A2" office:value-type="string">
            <text:p text:style-name="P18">مرگ بیمار</text:p>
          </table:table-cell>
          <table:table-cell table:style-name="جدول۱.A2" office:value-type="string">
            <text:p text:style-name="P18">دودویی</text:p>
          </table:table-cell>
          <table:table-cell table:style-name="جدول۱.D2" office:value-type="string">
            <text:p text:style-name="P18"><text:span text:style-name="T20">0</text:span><text:span text:style-name="T21">،</text:span><text:span text:style-name="T20">1</text:span></text:p>
          </table:table-cell>
        </table:table-row>
        <table:table-row table:style-name="جدول۱.3">
          <table:table-cell table:style-name="جدول۱.D2" table:number-columns-spanned="4" office:value-type="string">
            <text:p text:style-name="P18">mcg/L: micrograms per liter. mL: microliter. mEq/L: milliequivalents per litre</text:p>
          </table:table-cell>
          <table:covered-table-cell/>
          <table:covered-table-cell/>
          <table:covered-table-cell/>
        </table:table-row>
      </table:table>
      <text:p text:style-name="Text_20_body"/>
      <text:p text:style-name="Text_20_body">مجموعه داده شامل 13 ویژگی است که اطلاعات بالینی، بدن و شیوه زندگی را گزارش می کند (جدول 1)، که در اینجا به اختصار توضیح می دهیم. برخی از ویژگی ها دوتایی هستند: کم خونی، فشار خون بالا، دیابت، جنسیت، و سیگار کشیدن (جدول 1). پزشک بیمارستان اگر سطح هماتوکریت کمتر از 36 درصد باشد، بیمار را مبتلا به کم خونی <text:span text:style-name="T3">می‌داند</text:span>. متأسفانه، دستنوشته اصلی مجموعه داده هیچ تعریفی از فشار خون بالا ارائه نمی دهد.</text:p>
      <text:p text:style-name="Text_20_body">با توجه به ویژگی ها، کراتینین فسفوکیناز (CPK) سطح آنزیم CPK را در خون بیان می کند. هنگامی که یک بافت عضلانی آسیب می بیند، CPK به داخل خون جریان می یابد. بنابراین، سطوح بالای CPK در خون بیمار ممکن است نشان دهنده نارسایی قلبی یا آسیب باشد. ejection fraction درصدی از خونی که بطن چپ با هر انقباض به بیرون پمپاژ می کند را بیان می کند. serum creatinine یک محصول زائد است که توسط کراتین تولید می شود، زمانی که عضله <text:span text:style-name="T3">آسیب</text:span> می‌بیند. به خصوص، پزشکان بر روی serum <text:soft-page-break/>creatinine خون برای بررسی عملکرد کلیه تمرکز می‌کنند. اگر بیمار دارای سطوح بالای serum creatinine باشد، ممکن است نشان دهنده اختلال عملکرد کلیه باشد. سدیم یک ماده معدنی است که برای عملکرد صحیح عضلات و اعصاب مفید است. آزمایش سدیم سرم یک آزمایش خون معمولی است که نشان می‌دهد سطح سدیم خون بیمار طبیعی است یا خیر. سطح پایین غیر طبیعی سدیم در خون ممکن است ناشی از نارسایی قلبی باشد. ویژگی رویداد مرگ، که ما از آن به عنوان هدف در مطالعه طبقه‌بندی باینری خود استفاده می‌کنیم، بیان می‌کند که اگر بیمار قبل از پایان دوره پیگیری فوت کرده یا زنده بماند، به طور متوسط 130 روز است. متأسفانه مقاله اصلی مجموعه داده نشان نمی‌دهد که آیا هیچ بیمار مبتلا به بیماری کلیوی اولیه بوده است یا خیر، و اطلاعات بیشتری در مورد نوع پیگیری انجام شده ارائه نمی‌کند. با توجه به عدم تعادل مجموعه داده، بیماران زند<text:span text:style-name="T9">ه </text:span>مانده (رویداد مر<text:span text:style-name="T9">گ = 0) </text:span>203 <text:span text:style-name="T9">نفر</text:span>، در حالی که بیماران مرده (رویداد مرگ = 1) 96 <text:span text:style-name="T9">نفر</text:span> هستند. از نظر آماری، 32.11٪ مثبت و 67.89٪ منفی وجود دارد.</text:p>
      <text:p text:style-name="Text_20_body">همانطور که توسط متصدیان اصلی داده انجام شد، ما این مجموعه داده را به عنوان جدولی با 299 ردیف (بیماران) و 13 ستون (ویژگی) نشان دادیم. به منظور شفاف سازی، نام برخی از ویژگی های مجموعه داده اصلی را کمی تغییر دادیم (فایل <text:span text:style-name="T9">ضمیمه</text:span> 1). ما ویژگی های کمی مجموعه داده را در جدول 2 و جدول 3 گزارش می کنیم. اطلاعات اضافی درباره این مجموعه داده را می توان در انتشارات اصلی متولیان مجموعه داده یافت.<office:annotation loext:resolved="false"><dc:creator>Unknown Author</dc:creator><dc:date>2023-01-29T19:25:09.918000000</dc:date><text:p text:style-name="P25"><text:span text:style-name="T25">جدول </text:span><text:span text:style-name="T25">1</text:span><text:span text:style-name="T25"> و </text:span><text:span text:style-name="T25">2</text:span><text:span text:style-name="T25"> مورد نیاز است</text:span></text:p></office:annotation></text:p>
      <text:h text:style-name="P22" text:outline-level="1">روش‌ها</text:h>
      <text:p text:style-name="P4">در این بخش، ابتدا روش‌های یادگیری ماشینی را که برای طبقه‌بندی دودویی بقا استفاده کردیم (بخش «طبقه‌بندی‌کننده‌های پیش‌بینی بقا»)، و آمار زیستی و روش‌های یادگیری ماشینی را که برای رتبه‌بندی ویژگی (بخش «رتبه‌بندی ویژگی») استفاده کردیم، فهرست می‌کنیم و زمان پیگیری هر بیمار را نادیده می‌گیریم. سپس الگوریتم رگرسیون لجستیک را که برای پیش‌بینی بقا و انجام رتبه‌بندی ویژگی به عنوان تابعی از زمان پیگیری استفاده کردیم، توصیف می‌کنیم (بخش "رگرسیون لجستیک طبقه‌بندی شده"). ما همه روش‌ها را با زبان برنامه‌نویسی منبع باز R پیاده‌سازی کردیم و آن را به صورت رایگان به صورت آنلاین در دسترس عموم قرار دادیم (در دسترس بودن داده‌ها و نرم‌افزار).</text:p>
      <text:h text:style-name="Heading_20_2" text:outline-level="2">طبقه بندی کننده<text:span text:style-name="T22">‌</text:span>های پیش بینی بقا</text:h>
      <text:p text:style-name="Text_20_body">این بخش از تحلیل ما بر پیش‌بینی د<text:span text:style-name="T22">ودو</text:span>یی بقای بیماران در دوره پیگیری متمرکز است.</text:p>
      <text:p text:style-name="Text_20_body">برای پیش‌بینی بقای بیماران، از ده روش مختلف از حوزه‌های مختلف یادگیری ماشین استفاده کردیم. طبقه‌بندی‌کننده‌ها شامل یک روش آماری خطی (رگرسیون خطی)، سه روش مبتنی بر درخت (Random Forests<text:span text:style-name="T9">،</text:span> One Rule<text:span text:style-name="T9">،</text:span> Decision Tree)، یک شبکه عصبی مصنوعی (perceptron)، دو ماشین بردار <text:soft-page-break/>پشتیبان<text:note text:id="ftn2" text:note-class="footnote"><text:note-citation>2</text:note-citation><text:note-body><text:p text:style-name="P19">Support vector machine (svm)</text:p></text:note-body></text:note> (خطی و با هسته شعاعی گاوسی)، یک مدل یادگیری مبتنی بر نمونه (k-Nearest Neighbors)، یک طبقه‌بندی کننده احتمالی (Naïve Bayes)، و یک روش تقویت گروه (Gradient Boosting).</text:p>
      <text:p text:style-name="Text_20_body">ما نتایج پیش‌بینی را از طریق نرخ‌های ماتریس سردرگمی رایج<text:note text:id="ftn3" text:note-class="footnote"><text:note-citation>3</text:note-citation><text:note-body><text:p text:style-name="Footnote">common confusion matrix</text:p></text:note-body></text:note> مانند ضریب همبستگی متیوز (MCC)، ناحیه مشخصه عملکرد گیرنده (ROC) زیر منحنی، و منطقه فراخوان دقیق (PR) زیر منحنی (فایل اضافی 1) اندازه‌گیری کردیم. MCC عدم تعادل مجموعه داده را در نظر می گیرد و امتیاز بالایی را تنها در صورتی ایجاد می کند که پیش بینی کننده هم در اکثر نمونه های داده منفی و هم در اکثر نمونه های داده مثبت عملکرد خوبی داشته باشد. بنابراین، ما به MCC اهمیت بیشتری نسبت به سایر معیارهای ماتریس سردرگمی می<text:span text:style-name="T22">‌</text:span>دهیم و نتایج را بر اساس MCC رتبه بندی می کنیم.<office:annotation loext:resolved="false"><dc:creator>Unknown Author</dc:creator><dc:date>2023-01-29T19:24:11.210000000</dc:date><text:p text:style-name="P25"><text:span text:style-name="T25">جدول </text:span><text:span text:style-name="T25">3</text:span><text:span text:style-name="T25"> مورد نیاز است</text:span></text:p></office:annotation></text:p>
      <text:h text:style-name="Heading_20_2" text:outline-level="2">رتبه بندی ویژگی ها<text:note text:id="ftn4" text:note-class="footnote"><text:note-citation>4</text:note-citation><text:note-body><text:p text:style-name="P3">feature ranking</text:p></text:note-body></text:note></text:h>
      <text:p text:style-name="Text_20_body">برای رتبه‌بندی ویژگی، ما از یک تحلیل آمار زیستی تک متغیره سنتی و به دنبال آن تحلیل یادگیری ماشین استفاده کردیم. سپس نتایج این دو رویکرد را با هم مقایسه کردیم.</text:p>
      <text:p text:style-name="P10"><text:span text:style-name="T12">آمار زیستی:</text:span> <text:span text:style-name="T10">ما از آزمون‌های تک متغیره رایج مانند آزمون U من-ویتنی، ضریب همبستگی پیرسون و آزمون </text:span><text:span text:style-name="T4">chi square</text:span><text:span text:style-name="T10"> برای مقایسه توزیع هر یک از ویژگی‌ها بین دو گروه، به علاوه آزمون شاپیرو-ویلک برای بررسی توزیع هر ویژگی استفاده کردیم. هر آزمون معنای متفاوتی دارد، اما همه آنها یک امتیاز (ضریب برای PCC و یک مقدار p برای تست های دیگر) ایجاد می کنند که نشان دهنده احتمال مرتبط شدن یک ویژگی با هدف است. سپس می‌توان از این امتیازها برای ایجاد رتبه‌بندی استفاده کرد، که ویژگی‌های مرتبط با هدف را تا کمترین مرتبط با هدف فهرست می‌کند.</text:span></text:p>
      <text:p text:style-name="P10"><text:span text:style-name="T10">آزمون </text:span><text:span text:style-name="T4">U </text:span><text:span text:style-name="T10">Mann-Whitney </text:span><text:span text:style-name="T4"><text:s/>یا آزمون wilcoxon rank-sum </text:span><text:span text:style-name="T10">که برای هر ویژگی در رابطه با هدف رویداد مرگ اعمال می‌شود، تشخیص می‌دهد که آیا می‌توانیم این فرضیه صفر را رد کنیم که توزیع هر ویژگی برای گروه‌هایی از نمونه‌های تعریف شده توسط رویداد مرگ یکسان است یا خیر.</text:span></text:p>
      <text:p text:style-name="P10"><text:span text:style-name="T10">آزمون مجذور کای</text:span><text:span text:style-name="T10"><text:note text:id="ftn5" text:note-class="footnote"><text:note-citation>5</text:note-citation><text:note-body><text:p text:style-name="P5">chi square test</text:p></text:note-body></text:note></text:span><text:span text:style-name="T10"> (یا آزمون </text:span><text:span text:style-name="T24">χ</text:span><text:span text:style-name="T23">۲</text:span><text:span text:style-name="T10">) بین دو ویژگی بررسی می</text:span><text:span text:style-name="T11">‌</text:span><text:span text:style-name="T10">کند که چقدر احتمال یک توزیع مشاهده شده به دلیل شانس است. مقدار p کم (نزدیک به 0) به این معنی است که این دو ویژگی یک رابطه قوی دارند، مقدار p بالا (نزدیک به 1) به این معنی است که فرضیه صفر</text:span><text:span text:style-name="T13"><text:note text:id="ftn6" text:note-class="endnote"><text:note-citation>a</text:note-citation><text:note-body><text:p text:style-name="Endnote">(در یک آزمون آماری) این فرضیه که بین جمعیت<text:span text:style-name="T22">‌</text:span>های مشخص شده تفاوت معنی داری وجود ندارد، هر گونه تفاوت مشاهده شده به دلیل نمونه گیری یا خطای تجربی است.</text:p></text:note-body></text:note></text:span><text:span text:style-name="T10"> </text:span><text:span text:style-name="T4">مستقل </text:span><text:span text:style-name="T10">را نمی توان نادیده گرفت.</text:span></text:p>
      <text:p text:style-name="P12">مشابه کاری که میگل و همکارانش روی مجموعه داده‌های سرطان سینه انجام دادند، تصمیم گرفتیم از آزمایش Shapiro-Wilk برای ارزیابی اینکه آیا هر یک از ویژگی‌ها از توزیع نرمال استخراج شده‌اند یا خیر استفاده کنیم.</text:p>
      <text:p text:style-name="P10"><text:soft-page-break/><text:span text:style-name="T12">یادگیری ماشینی:</text:span><text:span text:style-name="T10"> با توجه به رتبه‌بندی ویژگی‌های یادگیری ماشین، ما فقط روی </text:span><text:span text:style-name="T4">Random Forests</text:span><text:span text:style-name="T10"> تمرکز کردیم، زیرا همانطور که مشخص شد بهترین طبقه‌بندی کننده در مجموعه داده کامل است (بخش «نتایج رتبه‌بندی ویژگی»). Random Forests دو تکنیک رتبه‌بندی ویژگی را ارائه می‌کند: کاهش میانگین دقت (mean accuracy reduction) و کاهش ناخالصی جینی (Gini impurity reduction). در طول آموزش، Random Forests چندین درخت تصمیم تصادفی تولید می‌کند که در زیر مجموعه‌های داده اعمال می‌شود، که شامل زیرمجموعه‌هایی از نمونه‌های داده و ویژگی‌ها است. در پایان، Random Forests تمام نتایج دودویی این درخت‌های تصمیم‌گیری را بررسی می‌کند و نتیجه نهایی آن را با اکثریت آرا انتخاب می‌کند. رتبه بندی ویژگی بر اساس میانگین دقت کاهش می یابد، زمانی که یک ویژگی خاص حذف می شود، میزان دقت پیش بینی کاهش می یابد. سپس این روش این دقت را با دقت به‌دست‌آمده با استفاده از تمام ویژگی‌ها مقایسه می‌کند و این تفاوت را به عنوان اهمیت آن ویژگی خاص در نظر می‌گیرد: هر چه افت دقت بیشتر باشد، ویژگی مهم‌تر است. روش دیگر رتبه‌بندی ویژگی‌ها نیز به همین صورت عمل می‌کند، اما بر اساس کاهش ناخالصی جینی است: هرچه ناخالصی جینی بیشتر کاهش یابد، ویژگی مهم‌تر است.</text:span></text:p>
      <text:h text:style-name="Heading_20_2" text:outline-level="2">رتبه بندی ویژگی ها و پیش بینی ویژگی های برتر</text:h>
      <text:p text:style-name="P6">با شروع از کل مجموعه داده D، ما یک مجموعه <draw:frame draw:style-name="fr1" draw:name="Object1" text:anchor-type="as-char" svg:y="-0.2209in" svg:width="1.152in" svg:height="0.3071in" draw:z-index="0"><draw:object xlink:href="./Object 1" xlink:type="simple" xlink:show="embed" xlink:actuate="onLoad"/><draw:image xlink:href="./ObjectReplacements/Object 1" xlink:type="simple" xlink:show="embed" xlink:actuate="onLoad"/></draw:frame><text:s/>از N پارتیشن آموزش/آزمون طبقه بندی شده به طوری که <draw:frame draw:style-name="fr1" draw:name="Object2" text:anchor-type="as-char" svg:y="-0.172in" svg:width="0.828in" svg:height="0.2327in" draw:z-index="1"><draw:object xlink:href="./Object 2" xlink:type="simple" xlink:show="embed" xlink:actuate="onLoad"/><draw:image xlink:href="./ObjectReplacements/Object 2" xlink:type="simple" xlink:show="embed" xlink:actuate="onLoad"/></draw:frame><text:s/>با نسبت 70%/30% تولید کردیم.</text:p>
      <text:p text:style-name="P6">به این ترتیب، نسبت‌های تراز متفاوتی برای هر یک از 100 اجرا با میانگین 32.06 درصد مثبت و 66.94 درصد منفی در مجموعه‌های آموزشی و با میانگین 32.22 درصد مثبت و 67.78 درصد منفی در مجموعه های تست داشتیم.</text:p>
      <text:p text:style-name="P7">در N بخش آموزشی <draw:frame draw:style-name="fr1" draw:name="Object3" text:anchor-type="as-char" svg:y="-0.172in" svg:width="0.7071in" svg:height="0.2327in" draw:z-index="2"><draw:object xlink:href="./Object 3" xlink:type="simple" xlink:show="embed" xlink:actuate="onLoad"/><draw:image xlink:href="./ObjectReplacements/Object 3" xlink:type="simple" xlink:show="embed" xlink:actuate="onLoad"/></draw:frame><text:s/>از هفت روش رتبه‌بندی ویژگی‌های مختلف، یعنی RRe-liefF، Max‑Min Parents and Children، Random Forest، One Rule، Recursive Partitioning and Regression Trees، Support Vector Machines with linear kernel و eXtreme Gradient Boosting، <text:s/>از ویژگی رویداد مرگ به عنوان هدف و برای به دست آوردن لیست های رتبه بندی 7N از 11 ویژگی استفاده کردیم. با تجمیع تمام ویژگی‌های 7N در فهرست تکی Borda، فهرست عمومی (شکل 2<office:annotation loext:resolved="false"><dc:creator>Unknown Author</dc:creator><dc:date>2023-01-29T19:56:58.548000000</dc:date><text:p text:style-name="P25"><text:span text:style-name="T25">شکل </text:span><text:span text:style-name="T25">2</text:span><text:span text:style-name="T25"> مورد نیاز است</text:span></text:p></office:annotation> برای N = 100) را به همراه امتیاز Borda هر ویژگی، مطابق با میانگین موقعیت در همه لیست‌های 7N به دست آوردیم، و بنابراین هر چه امتیاز کمتر باشد، ویژگی مهم‌تر است.</text:p>
      <text:p text:style-name="P7">سپس ما فقط از دو ویژگی برتر، یعنی serum creatinine و ejection fraction برای ایجاد سه طبقه‌بندی کننده بر روی هر زیر مجموعه <draw:frame draw:style-name="fr1" draw:name="Object4" text:anchor-type="as-char" svg:y="-0.172in" svg:width="0.2083in" svg:height="0.2327in" draw:z-index="3"><draw:object xlink:href="./Object 4" xlink:type="simple" xlink:show="embed" xlink:actuate="onLoad"/><draw:image xlink:href="./ObjectReplacements/Object 4" xlink:type="simple" xlink:show="embed" xlink:actuate="onLoad"/></draw:frame><text:s/>استفاده کردیم، یعنی Random Forest (RF)، Support Vector Machine with Gaussian Kernel (GSVM) و eXtreme Gradient Boosting (XGB). در نهایت، ما سپس مدل‌های آموزش‌دیده‌شده را به بخش‌های آزمایشی مربوطه <draw:frame draw:style-name="fr1" draw:name="Object5" text:anchor-type="as-char" svg:y="-0.172in" svg:width="0.2047in" svg:height="0.2327in" draw:z-index="4"><draw:object xlink:href="./Object 5" xlink:type="simple" xlink:show="embed" xlink:actuate="onLoad"/><draw:image xlink:href="./ObjectReplacements/Object 5" xlink:type="simple" xlink:show="embed" xlink:actuate="onLoad"/></draw:frame><text:s/>با دو ویژگی فوق‌الذکر <text:soft-page-break/>اعمال کردیم و عملکردهای به‌دست‌آمده را بر اساس مدل در نمونه‌های مجموعه تست N به‌طور میانگین محاسبه کردیم.</text:p>
      <text:p text:style-name="P7">برای رتبه‌بندی ویژگی و طبقه‌بندی انجام‌شده بر روی دو ویژگی برتر، ما مجموعه‌های متفاوتی از روش‌های یادگیری ماشین را نسبت به روش‌هایی که برای پیش‌بینی بقا در مجموعه داده کامل استفاده می‌کردیم به کار بردیم (بخش «طبقه‌بندی‌کننده‌های پیش‌بینی بقا»): RReliefF، Max-Min Parents and Children، Random Forests، One Rule، Recursive Partitioning، Regression Trees Support Vector Machines with linear kernel، و eXtreme Gradient Boosting برای رتبه‌بندی ویژگی، و Random Forests، Gradient Boosting، و SVM with radial kernel برای طبقه‌بندی. ما تصمیم گرفتیم از سه مجموعه متفاوت از روش‌ها استفاده کنیم زیرا هدف ما این بود که تعمیم‌پذیری رویکرد خود را نشان دهیم، با نشان دادن اینکه راه‌حل محاسباتی ما نه تنها با چند طبقه‌بندی کننده یادگیری ماشین معتبر است، بلکه برای چندین گروه از روش‌ها کار می‌کند.</text:p>
      <text:p text:style-name="P7">با توجه به پیش‌بینی نهایی تنها با استفاده از دو ویژگی انتخابی برتر، ما جنگل‌های تصادفی را انتخاب کردیم زیرا منجر به این شد که بهترین طبقه‌بندی کننده در مجموعه داده کامل ویژگی (بخش «پیش‌بینی یادگیری ماشینی بقا در همه ویژگی‌های بالینی») باشد و به طور جهانی یک روش کارآمد برای رتبه‌بندی ویژگی در نظر گرفته می‌شود. سپس ما ماشین بردار تقویت کننده و پشتیبانی گرادیان را با هسته گاوسی شعاعی انتخاب کردیم زیرا هر دو این روش ها عملکرد کارآمدی را در رتبه بندی ویژگی ها با داده های انفورماتیک پزشکی نشان داده اند.</text:p>
      <text:h text:style-name="Heading_20_2" text:outline-level="2">رگرسیون لجستیک طبقه بندی شده<text:note text:id="ftn7" text:note-class="footnote"><text:note-citation>6</text:note-citation><text:note-body><text:p text:style-name="Footnote"><text:span text:style-name="T5">s</text:span>tratified logistic regression</text:p></text:note-body></text:note></text:h>
      <text:p text:style-name="Text_20_body">در اولین تحلیلی که به تازگی توضیح داده شد، ما می خواستیم بقای بیماران را پیش بینی کنیم و اهمیت ویژگی بالینی را در زمان پیگیری، بدون در نظر گرفتن میزان متفاوت آن برای هر بیمار، تشخیص دهیم. در تجزیه و تحلیل دوم، تصمیم گرفتیم زمان پیگیری را نیز لحاظ کنیم تا ببینیم آیا نتایج پیش‌بینی بقا یا نتایج رتبه‌بندی ویژگی‌ها تغییر می‌کند یا خیر. برای تجزیه و تحلیل این جنبه، ما ویژگی زمان داده اصلی (شامل روزهای پیگیری) را به یک متغیر ماه ترسیم کردیم، که در آن ماه 0 به این معنی است که کمتر از 30 روز گذشته است، ماه 1 به معنای بین 30 تا 60 روز، ماه 2 یعنی بین 60 تا 90 روز و <text:span text:style-name="T5">به همین ترتیب</text:span>.</text:p>
      <text:p text:style-name="Text_20_body">سپس ما یک رگرسیون لجستیک طبقه<text:span text:style-name="T14"> </text:span>بندی شده را به مجموعه داده کامل، شامل تمام ویژگی<text:span text:style-name="T14"> </text:span>های بالینی اصلی و ویژگی ماه پیگیری مشتق شده، اعمال کردیم. ما پیش‌بینی را با معیارهای ماتریس سردرگمی<text:note text:id="ftn8" text:note-class="footnote"><text:note-citation>7</text:note-citation><text:note-body><text:p text:style-name="Footnote">confusion matrix metrics</text:p></text:note-body></text:note> فوق‌الذکر (MCC<text:span text:style-name="T14">،</text:span><text:span text:style-name="T1"> </text:span>F1<text:span text:style-name="T1"> </text:span><text:span text:style-name="T5">score</text:span><text:span text:style-name="T1"> </text:span>و غیره) و اهمیت رتبه‌بندی ویژگی به عنوان ضریب مدل رگرسیون لجستیک برای هر متغیر اندازه‌گیری کردیم.</text:p>
      <text:h text:style-name="P23" text:outline-level="1"><text:soft-page-break/>نتایج</text:h>
      <text:p text:style-name="P8">در این بخش، ابتدا نتایجی را که برای پیش‌بینی بقا در مجموعه داده کامل به‌دست آورده‌ایم (بخش «پیش‌بینی یادگیری ماشینی بقا در همه ویژگی‌های بالینی»)، نتایج به دست آمده برای رتبه بندی ویژگی ها (بخش "نتایج رتبه بندی ویژگی ها") و نتایج مربوط به پیش‌بینی بقا را هنگامی که تنها از دو ویژگی مهم مجموعه داده استفاده می‌کنیم (بخش «پیش‌بینی یادگیری ماشین بقا بر روی serum creatinine و ejection fraction به تنهایی» و بخش «جدایی‌پذیری خطی serum creatinine و ejection fraction»)، همه را به‌طور مستقل از زمان پیگیری توضیح می‌دهیم. سپس نتایج به‌دست‌آمده را با گنجاندن زمان پیگیری هر بیمار در پیش‌بینی بقا و رتبه‌بندی ویژگی‌ها گزارش و بحث می‌کنیم (بخش «پیش‌بینی بقا و رتبه‌بندی ویژگی شامل دوره پیگیری»).</text:p>
      <text:h text:style-name="Heading_20_2" text:outline-level="2">پیش‌بینی یادگیری ماشینی بقا در تمام ویژگی‌های بالینی</text:h>
      <text:p text:style-name="Text_20_body">ما از چندین روش برای پیش‌بینی بقای بیماران استفاده کردیم. ما هر روش را 100 بار اعمال کردیم و میانگین امتیاز نتیجه را گزارش کردیم (جدول 4).<office:annotation loext:resolved="false"><dc:creator>Unknown Author</dc:creator><dc:date>2023-01-29T21:21:05.428000000</dc:date><text:p text:style-name="P25"><text:span text:style-name="T25">جدول </text:span><text:span text:style-name="T25">4</text:span><text:span text:style-name="T25"> مورد نیاز است</text:span></text:p></office:annotation></text:p>
      <text:p text:style-name="Text_20_body">برای روش‌هایی که به بهینه‌سازی فراپارامتر نیاز داشتند (شبکه عصبی،<text:span text:style-name="T1"> </text:span><text:span text:style-name="T5">svm</text:span><text:span text:style-name="T1"> </text:span>و k<text:span text:style-name="T5">nn</text:span>)، مجموعه داده‌ها را به <text:span text:style-name="T5">60% (179 بیمار انتخاب شده به‌طور تصادفی) </text:span>برای مجموعه آموزشی، 20% (<text:span text:style-name="T14">60</text:span> بیمار انتخاب شده به‌طور تصادفی)<text:span text:style-name="T14"> </text:span>برای مجموعه اعتبارسنجی و 20% <text:span text:style-name="T14">(60 بیمار باقی مانده) </text:span>برای مجموعه آزمایش تقسیم کردیم. برای انتخاب فراپارامترهای برتر، از جستجوی شبکه ای استفاده کردیم و مدل هایی را انتخاب کردیم که بالاترین ضریب همبستگی متیوز را ایجاد کردند.</text:p>
      <text:p text:style-name="P13">برای روش‌های دیگر (<text:span text:style-name="T5">random forest</text:span>، <text:span text:style-name="T5">one rule</text:span>، رگرسیون خطی، Naïve Bayes و درخت تصمیم)، در عوض، مجموعه داده‌ها را ب<text:span text:style-name="T14">ه 80%</text:span> (239 بیمار انتخاب شده به‌طور تصادفی) برای مجموعه آموزشی و <text:span text:style-name="T14">20% (60 بیمار باقی مانده)</text:span> برای مجموعه آزمایش تقسیم کردیم.</text:p>
      <text:p text:style-name="Text_20_body">برای هر یک از 100 اجرا، اسکریپت ما به‌طور تصادفی نمونه‌های داده را برای مجموعه آموزشی و برای آزمایش (و برای مجموعه اعتبارسنجی، در مورد بهینه‌سازی فراپارامتر) از مجموعه داده اصلی کامل انتخاب کرد. ما مدل را بر روی مجموعه آموزشی آموزش دادیم (و آن را در مجموعه اعتبار سنجی، در مورد بهینه سازی هایپرپارامتر تایید کردیم). سپس اسکریپت را روی مجموعه آزمایشی اعمال کردیم. با توجه به انتخاب های مختلف نمونه های داده برای تقسیم مجموعه داده ها، هر اجرا به نتایج کمی متفاوت منجر شد.</text:p>
      <text:p text:style-name="P11">نتایج پیش‌بینی ما نشان داد که <text:span text:style-name="T14">random forest</text:span> با به دست آوردن <text:span text:style-name="T15">MCC</text:span> برتر (<text:span text:style-name="T14">0.384+</text:span>)<text:span text:style-name="T14">، بالاترین</text:span> دقت (<text:span text:style-name="T14">0.740</text:span>) و <text:span text:style-name="T14">بالاترین ROC AUC (</text:span><text:span text:style-name="T5">مقدار </text:span><text:span text:style-name="T14">0.800)</text:span> (جدول 4) از همه روش‌های دیگر بهتر عمل کرد<text:span text:style-name="T14">ه است</text:span>. درخت تصمیم بالاترین نتایج را در موارد مثبت واقعی (حساسیت = 0.532) و در F1 <text:span text:style-name="T5">score </text:span>(<text:span text:style-name="T14">مقدار </text:span>0.554) به دست آوردند، و تنها طبقه<text:span text:style-name="T14"> </text:span>بندی کننده<text:span text:style-name="T14"> </text:span>ای بود که قادر به پیش بینی صحیح اکثر بیماران فوت شده بود. <text:soft-page-break/>ماشین‌های بردار پشتیبان خطی <text:span text:style-name="T14">(</text:span><text:span text:style-name="T5">lsvm)</text:span> امتیاز پیش‌بینی تقریباً کاملی را در عناصر منفی (ویژگی<text:note text:id="ftn9" text:note-class="footnote"><text:note-citation>8</text:note-citation><text:note-body><text:p text:style-name="Footnote">specificity</text:p></text:note-body></text:note> = 0.961)، اما امتیاز ضعیفی در عناصر مثبت (حساسیت = 0.072) به دست آوردند. در عوض، شبکه عصبی مصنوعی پرسپترون<text:note text:id="ftn10" text:note-class="footnote"><text:note-citation>9</text:note-citation><text:note-body><text:p text:style-name="Footnote">Artificial Neural Network perceptron</text:p></text:note-body></text:note> ، بالاترین مقدار را در Precision-Recall AUC (<text:span text:style-name="T5">مقدار </text:span>0.750) به دست آورد.</text:p>
      <text:p text:style-name="P11">به دلیل عدم تعادل مجموعه داده (67.89٪ عناصر منفی و 32.11٪ عناصر مثبت)، همه روش ها امتیازات پیش بینی بهتری را بر روی نرخ منفی واقعی، به جای نرخ مثبت واقعی به دست آوردند (جدول 4). این نتایج به این دلیل اتفاق می‌افتد که الگوریتم‌ها می‌توانند عناصر منفی بیشتری را در طول آموزش ببینند، و بنابراین برای شناسایی پروفایل‌های بیمار فوت شده در طول آزمایش آموزش بیشتری دیده‌اند.</text:p>
      <text:h text:style-name="Heading_20_2" text:outline-level="2">نتایج رتبه بندی ویژگی‌ها</text:h>
      <text:p text:style-name="Text_20_body">مشابه آنچه که نویسندگان برای مجموعه داده‌ای از بیماران مبتلا به علائم مزوتلیوما انجام دادند، تصمیم گرفتیم مهم‌ترین ویژگی‌های مجموعه داده بیماران قلبی عروقی را بررسی کنیم. برای این هدف، ما ابتدا یک تحلیل آمار زیستی تک متغیره سنتی (بخش «رتبه‌بندی ویژگی») انجام دادیم، و سپس از <text:span text:style-name="T17">Random Forest</text:span> برای تولید نتایج یادگیری ماشین استفاده کردیم. سپس نتایج به‌دست‌آمده از دو رویکرد را مقایسه کردیم.</text:p>
      <text:p text:style-name="Text_20_body">تمام تست‌های آمار زیستی (آزمون Man-Whitney U در جدول 5، ضریب همبستگی پیرسون در جدول 6، و آزمون مجذور کای در جدول 7)<text:span text:style-name="T1"> </text:span><text:span text:style-name="T6">serum creatinine</text:span><text:span text:style-name="T1"> </text:span>و <text:span text:style-name="T6">ejection fraction</text:span> را به عنوان دو ویژگی مهم شناسایی کردند.<office:annotation loext:resolved="false"><dc:creator>Unknown Author</dc:creator><dc:date>2023-02-06T18:33:28.730000000</dc:date><text:p text:style-name="P25"><text:span text:style-name="T25">جداول </text:span><text:span text:style-name="T25">5</text:span><text:span text:style-name="T25">، </text:span><text:span text:style-name="T25">6</text:span><text:span text:style-name="T25"> و </text:span><text:span text:style-name="T25">7</text:span><text:span text:style-name="T25"> مورد نیاز است</text:span></text:p></office:annotation></text:p>
      <text:p text:style-name="P14">آزمون Mann-Whitney U (جدول 5) و آزمون مجذور کای (جدول 7)، به ویژه، مقدار p قابل توجهی نزدیک به 0 را برای هر دو این دو ویژگی نشان دادند. نتایج ضریب همبستگی پیرسون (جدول 6، سمت چپ) نیز سن را در جایگاه سوم به عنوان یک ویژگی برتر در بین <text:span text:style-name="T6">serum creatinine </text:span>و<text:span text:style-name="T1"> </text:span><text:span text:style-name="T6">ejection fraction</text:span><text:span text:style-name="T1"> </text:span>نشان داد.</text:p>
      <text:p text:style-name="P14">آزمون Shapiro-Wilk (جدول 6، سمت راست) مقادیر p نزدیک به 0 را برای همه ویژگی ها ایجاد کرد، به این معنی که فرضیه صفر نرمال بودن رد می شود و همه متغیرها غیرعادی هستند.</text:p>
      <text:p text:style-name="P14">با توجه به رتبه‌بندی ویژگی‌های Random Forests، هم کاهش دقت و هم رتبه‌بندی ناخالصی جینی، serum creatinine، ejection fraction و سن را به عنوان سه ویژگی مهم مجموعه داده شناسایی کردند (شکل 1)<office:annotation loext:resolved="false"><dc:creator>Unknown Author</dc:creator><dc:date>2023-02-06T18:52:43.140000000</dc:date><text:p text:style-name="P25"><text:span text:style-name="T25">شکل </text:span><text:span text:style-name="T25">1</text:span><text:span text:style-name="T25"> مورد نیاز است</text:span></text:p></office:annotation>. این دو رتبه شباهت زیادی نشان می دهند: ضریب همبستگی رتبه τ کندال بین آنها <text:span text:style-name="T22">(</text:span>0.56+<text:span text:style-name="T22">)</text:span> و ضریب همبستگی رتب<text:span text:style-name="T6">ه</text:span> <text:span text:style-name="T6">s</text:span>pearman ρ<text:span text:style-name="T1"> </text:span><text:span text:style-name="T6">مقدار </text:span><text:span text:style-name="T8">(</text:span><text:span text:style-name="T6">0.73+</text:span><text:span text:style-name="T8">)</text:span><text:span text:style-name="T6"> </text:span>است. هر دو این ضرایب بین 1- (زمانی که رتبه بندی یک لیست برعکس لیست دیگر است) و 1+ (زمانی که دو رتبه مشابه هستند) متغیر است.</text:p>
      <text:p text:style-name="P14"><text:soft-page-break/>برای اینکه یک طبقه بندی نهایی منحصر به فرد برای ارزیابی داشته باشیم، سپس با استفاده از روش Borda، دو رتبه بندی را در یک رتبه بندی مجموع ادغام کردیم. برای هر ویژگی f، موقعیت آن را در رتبه بندی کاهش دقت p1(f) به موقعیت آن در رتبه بندی ناخالصی جینی p2(f) اضافه کردیم و این مقدار کل را در متغیر رتبه بندی<text:span text:style-name="T1"> </text:span><text:span text:style-name="T6">score</text:span><text:span text:style-name="T18">f </text:span>ذخیره کردیم. در نهایت، ما همه ویژگی<text:span text:style-name="T17"> </text:span>ها را به طور فزاینده<text:span text:style-name="T17"> </text:span>ای بر اساس <text:span text:style-name="T6">score</text:span><text:span text:style-name="T18">f</text:span> مرتب کردیم (جدول 8).<office:annotation loext:resolved="false"><dc:creator>Unknown Author</dc:creator><dc:date>2023-02-06T18:59:40.316000000</dc:date><text:p text:style-name="P25"><text:span text:style-name="T25">جدول </text:span><text:span text:style-name="T25">8</text:span><text:span text:style-name="T25"> مورد نیاز است</text:span></text:p></office:annotation></text:p>
      <text:p text:style-name="P14">در رتبه بندی کل (جدول 8)، کراتینین فسفوکیناز به عنوان چهارمین ویژگی مهم <text:span text:style-name="T17">مشترک</text:span> با سدیم سرم ظاهر شد، در حالی که کم خونی و دیابت کم اهمیت ترین ویژگی ها در میان همه بودند.</text:p>
      <text:p text:style-name="P14">هنگامی که رتبه<text:span text:style-name="T17"> </text:span>بندی ویژگی<text:span text:style-name="T17"> </text:span>ها را بر اساس اهمیت آنها به دست آوردیم، هدف ما این بود که بفهمیم حداقل تعداد ویژگی‌ها (و کدام ویژگی ها باید مورد استفاده قرار گیرد) چقدر است تا بتوانیم پیش بینی دقیق بقای بیماران را انجام دهیم. در واقع، ما می‌خواهیم روشی را ارائه دهیم که می‌تواند توسط پزشکان در بیمارستان استفاده شود، در سناریویی که فقط تعداد کمی از ویژگی‌های پرونده الکترونیک سلامت (EHR) یک بیمار در دسترس است.</text:p>
      <text:p text:style-name="P14">از آنجایی که مشاهده کردیم که <text:span text:style-name="T6">serum creatinine</text:span> و <text:span text:style-name="T6">ejection fraction</text:span> به عنوان دو ویژگی برتر در آزمون‌های تجزیه و تحلیل آمار زیستی تک متغیره و در تجزیه و تحلیل <text:span text:style-name="T6">Random Forest</text:span> منتج می‌شوند، ما تصمیم گرفتیم بررسی کنیم که آیا می توان بقای بیماران را به تنهایی از روی این دو ویژگی بالینی به درستی پیش بینی کرد.</text:p>
      <text:h text:style-name="Heading_20_2" text:outline-level="2">پیش‌بینی یادگیری ماشینی بقا بر روی <text:span text:style-name="T6">serum creatinine</text:span> و<text:span text:style-name="T1"> </text:span><text:span text:style-name="T6">ejection fraction</text:span><text:span text:style-name="T1"> </text:span>به تنهایی</text:h>
      <text:p text:style-name="Text_20_body">همانطور که قبلاً ذکر شد (بخش «رتبه‌بندی ویژگی‌ها و پیش‌بینی ویژگی‌های برتر»)، تصمیم گرفتیم بررسی کنیم که آیا یادگیری ماشینی می‌تواند بقای بیماران را به تنهایی با استفاده از دو ویژگی برتر رتبه‌بندی شده پیش‌بینی کند یا خیر. بنابراین ما یک خط لوله محاسباتی دیگر را با مرحله اولیه رتبه بندی ویژگی، و به دنبال آن یک مرحله طبقه بندی باینری بر اساس دو ویژگی برتر انتخاب شده توضیح دادیم (جدول 9).</text:p>
      <text:p text:style-name="Text_20_body"/>
      <text:p text:style-name="Text_20_body">تمام روش‌های مختلف مورد استفاده برای رتبه‌بندی ویژگی‌ها، serum creatinine و ejection fraction را به عنوان دو ویژگی برتر برای تمام 100 اعدام شناسایی کردند (شکل 2)، بنابراین ما سپس با استفاده از سه الگوریتم، پیش‌بینی بقای این دو ویژگی را انجام دادیم: Random Forests <text:span text:style-name="T17">،</text:span>Gradient Boosting و SVM radial.</text:p>
      <text:p text:style-name="Text_20_body">هر سه طبقه‌بندی‌کننده به‌کار گرفته شده از نتایج مربوطه خود که در مجموعه داده کامل به‌دست‌آمده بودند، عملکرد بهتری داشتند <text:span text:style-name="T6">(جدول 4).</text:span> <text:span text:style-name="T6">Random Forests</text:span> و <text:span text:style-name="T6">Gradient Boosting اعمال شده روی دو ویژگی serum creatinine و ejection fraction</text:span> با دستیابی به ضرایب همبستگی متیوز <text:soft-page-break/>بیشتر از 0.4+ در محدوده [<text:span text:style-name="T6">1+:1-</text:span>]، حتی از همه روش‌های اعمال شده برای مجموعه داده کامل نیز بهتر عمل کردند <text:span text:style-name="T17">(جدول 4)</text:span>. مشابه کاربرد روی مجموعه داده کامل، در اینجا طبقه‌بندی‌کننده‌ها به دلیل عدم تعادل مجموعه داده، نتایج بهتری را در خصوص<text:span text:style-name="T1"> </text:span><text:span text:style-name="T6">specificity</text:span><text:span text:style-name="T1"> </text:span>(نرخ منفی واقعی) نسبت به <text:span text:style-name="T6">recall</text:span> (نرخ مثبت واقعی) به دست آوردند.</text:p>
      <text:h text:style-name="Heading_20_2" text:outline-level="2">جداسازی خطی serum creatinine و ejection fraction</text:h>
      <text:p text:style-name="Text_20_body">برای بررسی بیشتر قدرت پیش‌بینی serum creatinine <text:s/>وejection fraction، ما یک نمودار پراکندگی با مقادیر serum creatinine <text:s/>در محور x و مقادیرejection fraction در محور y به تصویر کشیدیم و هر نقطه بیمار را بر اساس وضعیت بقا (زنده‌مانده یا مرده<text:span text:style-name="T6">، شکل 3</text:span>) رنگ‌بندی کردیم. این طرح تمایز واضحی را بین بیماران زنده و بیماران مرده نشان می‌دهد، که ما با درج دستی یک خط مستقیم سیاه آن را برجسته کردیم.</text:p>
      <text:h text:style-name="Heading_20_2" text:outline-level="2">پیش‌بینی بقا و رتبه‌بندی ویژگی شامل دوره پیگیری</text:h>
      <text:p text:style-name="Text_20_body">ما متوجه هیچ ارتباط خطی بین ماه پیگیری و بقا نمی‌شویم، تصمیم گرفتیم آنالیز پیش‌بینی بقا و تجزیه و تحلیل رتبه‌بندی ویژگی را با گنجاندن این ویژگی تکرار کنیم، و ارتباطejection fraction و serum creatinine <text:s/>را در این مورد بررسی کنیم. همانطور که قبلا ذکر شد (بخش "رگرسیون لجستیک طبقه بندی شده")، ما از یک رگرسیون لجستیک طبقه بندی شده برای این کار استفاده کردیم.</text:p>
      <text:p text:style-name="Text_20_body">ما ابتدا از رگرسیون لجستیک برای رتبه بندی تمام ویژگی<text:span text:style-name="T19"> </text:span>های بالینی استفاده کردیم. نتایجی که ما به دست آوردیم (جدول 10) دوباره ejection fraction و serum creatinine <text:s/>را به عنوان مرتبط ترین فاکتورهای بالینی نشان داد.</text:p>
      <text:p text:style-name="Text_20_body">ما مدل را بر روی کل مجموعه داده آموزش دادیم، و سپس ویژگی های غیر زمانی را بر اساس ضرایب مدل خطی تعمیم یافته<text:note text:id="ftn11" text:note-class="footnote"><text:note-citation>10</text:note-citation><text:note-body><text:p text:style-name="Footnote">generalized linear model</text:p></text:note-body></text:note> (GLM) آنها رتبه بندی کردیم. ما این عمل را 100 بار تکرار کردیم و میانگین مقدار اهمیت را برای هر متغیر گزارش کردیم (جدول 10).<office:annotation loext:resolved="false"><dc:creator>Unknown Author</dc:creator><dc:date>2023-02-12T20:45:43.979000000</dc:date><text:p text:style-name="P25"><text:span text:style-name="T25">جدول </text:span><text:span text:style-name="T25">10</text:span><text:span text:style-name="T25"> مورد نیاز است.</text:span></text:p></office:annotation></text:p>
      <text:p text:style-name="Text_20_body">پس از آن، به روشی مشابه که قبلا انجام دادیم (بخش «رتبه‌بندی ویژگی‌ها و پیش‌بینی ویژگی‌های برتر»)، تصمیم گرفتیم بررسی کنیم که چگونه پیش‌بینی بقا هنگام استفاده از دو ویژگی انتخاب‌شده چگونه عمل می‌کند. ما رگرسیون لجستیک طبقه‌بندی شده را بر روی تمامی ویژگی‌ها از جمله زمان پیگیری، با استفاده از 70 درصد بیماران به‌طور تصادفی انتخاب کردیم. سپس دو ویژگی بالینی برتر را انتخاب کردیم، یک مدل را با استفاده از این دو ویژگی برتر و ماه پیگیری آموزش دادیم و این مدل سه ویژگی را در مجموعه آزمایشی آزمایش کردیم. ما این روش را 100 بار اعمال کردیم و میانگین نتایج را گزارش کردیم (جدول 11<office:annotation loext:resolved="false"><dc:creator>Unknown Author</dc:creator><dc:date>2023-02-12T20:51:14.009000000</dc:date><text:p text:style-name="P25"><text:span text:style-name="T25">جدول </text:span><text:span text:style-name="T25">11</text:span><text:span text:style-name="T25"> مورد نیاز است.</text:span></text:p></office:annotation>). برای همه <text:span text:style-name="T19">اجراها</text:span>، دو ویژگی برتر عبارت بودند ازejection fraction و serum creatinine .</text:p>
      <text:p text:style-name="Text_20_body"><text:soft-page-break/>رگرسیون لجستیک طبقه بندی شده با استفاده از تنها سه ویژگی عملکرد بهتری از مدل با استفاده از تمام ویژگی ها، در هر متریک ماتریس سردرگمی داشت (جدول 10). نتایج نشان داد که با وارد کردن ماه پیگیری به مدل، پیش‌بینی‌های یادگیری ماشین تنها با استفاده ازejection fraction و serum creatinine <text:s/>از پیش‌بینی با استفاده از تمام ویژگی‌های بالینی بهتر عمل کردند.</text:p>
      <text:p text:style-name="Text_20_body">علاوه بر این، نتایج به‌دست‌آمده از رگرسیون لجستیک طبقه‌ای و با در نظر گرفتن ماه پیگیری (جدول 10) نسبت به سایر روش‌های بدون ماه پیگیری (جدول 4 و جدول 9<office:annotation loext:resolved="false"><dc:creator>Unknown Author</dc:creator><dc:date>2023-02-12T21:27:29.466000000</dc:date><text:p text:style-name="P25"><text:span text:style-name="T25">جدول </text:span><text:span text:style-name="T25">9</text:span><text:span text:style-name="T25"> مورد نیاز است.</text:span></text:p></office:annotation>) بهتر عمل کرد و اهمیت این متغیر زمانی را برجسته کرد.</text:p>
      <text:h text:style-name="P24" text:outline-level="1">بحث</text:h>
      <text:p text:style-name="P15">نتایج ما نه تنها نشان می‌دهد که B ممکن است بقای بیماران مبتلا به نارسایی قلبی را فقط از روی serum creatinine <text:s/>وejection fraction آن‌ها پیش‌بینی کند، بلکه همچنین پیش‌بینی انجام شده روی این دو ویژگی به تنهایی می‌تواند دقیق‌تر از پیش‌بینی‌های انجام شده <text:span text:style-name="T7">روی</text:span> مجموعه داده کامل <text:span text:style-name="T19">باشد. این جنبه به ویژه برای </text:span><text:span text:style-name="T7">محیط</text:span><text:span text:style-name="T19"> بیمارستان دلگرم کننده است: در صورتی که بسیاری از نتایج آزمایشات آزمایشگاهی و ویژگی های بالینی در پرونده الکترونیک سلامت بیمار وجود نداشته باشد، پزشکان همچنان می توانند بقای بیمار را فقط با تجزیه و تحلیلejection fraction و مقادیر serum creatinine <text:s/>پیش بینی کنند. B همانطور که گفته شد، ما تشخیص می دهیم که قبل از اینکه این روش یادگیری ماشینی در عمل بالینی قرار گیرد، باید مطالعات تاییدی اضافی تکمیل شود.</text:span></text:p>
      <text:p text:style-name="P15">تجزیه و تحلیل ما همچنین نتایج جالبی را ایجاد کرد که با مطالعه متصدیان مجموعه داده اصلی متفاوت است. احمد و همکارانش در واقع سن، serum creatinine <text:s/>(اختلال عملکرد کلیوی)، فشار خون بالا،ejection fraction و کم خونی را به عنوان ویژگی های اصلی معرفی کردند. در رتبه‌بندی ویژگی‌های<text:span text:style-name="T1"> </text:span><text:span text:style-name="T7">Random Forests</text:span><text:span text:style-name="T1"> </text:span>ما (جدول 8)، فشار خون بالا در جایگاه هشتم از <text:span text:style-name="T7">یازدهم</text:span> قرار دارد و کم خونی در جایگاه دهم از <text:span text:style-name="T19">یازدهم</text:span> قرار دارد (آخرین موقعیت م<text:span text:style-name="T19">شترک</text:span> با دیابت).</text:p>
      <text:p text:style-name="P15">به عنوان محدودیت مطالعه حاضر، ما باید اندازه کوچک مجموعه داده (299 بیمار) را گزارش کنیم: یک مجموعه داده بزرگتر به ما اجازه می<text:span text:style-name="T19"> </text:span>دهد تا نتایج قابل اعتمادتری به دست آوریم. اطلاعات بیشتر در مورد ویژگی های فیزیکی بیماران (قد، وزن، نمایه توده بدنی و غیره) و سابقه شغلی آنها می تواند برای شناسایی عوامل خطر اضافی برای بیماری<text:span text:style-name="T19"> </text:span>های قلبی عروقی مفید باشد. همچنین، اگر یک مجموعه داده خارجی اضافی با ویژگی‌های یکسان از یک منطقه جغرافیایی متفاوت در دسترس بود، ما از آن به عنوان یک گروه اعتبارسنجی برای تأیید یافته‌های خود استفاده می‌کردیم.</text:p>
      <text:p text:style-name="P15">با توجه به پیشرفت‌های آینده، ما قصد داریم رویکرد یادگیری ماشینی خود را برای مجموعه داده‌های جایگزین بیماری‌های قلبی عروقی و سایر بیماری‌ها (سرطان دهانه رحم، نوروبلاستوما<text:note text:id="ftn12" text:note-class="endnote"><text:note-citation>b</text:note-citation><text:note-body><text:p text:style-name="Endnote">یک تومور بدخیم متشکل از نوروبلاست ها، که بیشتر در غده فوق کلیوی است.</text:p></text:note-body></text:note>، سرطان سینه و اسکلروز جانبی آمیوتروفیک<text:note text:id="ftn13" text:note-class="endnote"><text:note-citation>c</text:note-citation><text:note-body><text:p text:style-name="Endnote">بیماری که بر نورون های حرکتی نخاع تأثیر می گذارد که باعث ضعف پیشرونده و آتروفی عضلات می شود.</text:p></text:note-body></text:note>) به کار ببریم.</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Vazirmatn" svg:font-family="Vazirmatn"/>
    <style:font-face style:name="Vazirmatn Medium" svg:font-family="'Vazirmatn Medium'" style:font-adornments="Regular" style:font-pitch="variable"/>
    <style:font-face style:name="Vazirmatn SemiBold" svg:font-family="'Vazirmatn SemiBold'" style:font-pitch="variable"/>
    <style:font-face style:name="Vazirmatn1" svg:font-family="Vazirmatn" style:font-pitch="variable"/>
    <style:font-face style:name="Vazirmatn2" svg:font-family="Vazirmatn"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SimSun" style:font-size-asian="10.5pt" style:language-asian="zh" style:country-asian="CN" style:font-name-complex="Tahoma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GB" style:letter-kerning="true" style:font-name-asian="NSimSun" style:font-size-asian="10.5pt" style:language-asian="zh" style:country-asian="CN" style:font-name-complex="Tahoma2"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text-indent="0in" style:auto-text-indent="true" style:page-number="auto" style:writing-mode="rl-tb">
        <style:tab-stops/>
      </style:paragraph-properties>
      <style:text-properties style:font-name="Vazirmatn2" fo:font-family="Vazirmatn" style:font-style-name="Regular" style:font-pitch="variable" style:font-name-complex="Vazirmatn2" style:font-family-complex="Vazirmatn" style:font-style-name-complex="Regular"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Vazirmatn Medium" fo:font-family="'Vazirmatn Medium'" style:font-style-name="Regular" style:font-pitch="variable" fo:font-size="14pt" fo:font-weight="normal" style:font-name-asian="Microsoft YaHei" style:font-family-asian="'Microsoft YaHei'" style:font-family-generic-asian="system" style:font-pitch-asian="variable" style:font-size-asian="14pt" style:font-name-complex="Vazirmatn Medium" style:font-family-complex="'Vazirmatn Medium'" style:font-style-name-complex="Regular" style:font-pitch-complex="variable" style:font-size-complex="14pt" style:font-weight-complex="normal"/>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style="normal" fo:font-weight="normal" style:font-size-asian="18pt" style:font-weight-asian="bold" style:font-size-complex="18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style="normal" fo:font-weight="normal" style:font-size-asian="16pt" style:font-weight-asian="bold" style:font-size-complex="16pt" style:font-style-complex="normal"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normal" fo:font-weight="normal" style:font-size-asian="14pt" style:font-weight-asian="bold" style:font-size-complex="14pt" style:font-style-complex="normal"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normal" style:font-size-asian="13pt" style:font-style-asian="italic" style:font-weight-asian="bold" style:font-size-complex="13pt" style:font-style-complex="normal" style:font-weight-complex="normal"/>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tru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جدول"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a"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officeooo:rsid="001d1216" officeooo:paragraph-rsid="001d12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header>
        <text:h text:style-name="MP1" text:outline-level="1">پی نوشت</text:h>
      </style:header>
    </style:master-page>
    <style:master-page style:name="Foot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10:16:38.433000000</meta:creation-date>
    <dc:date>2023-02-14T11:11:58.909051392</dc:date>
    <meta:editing-duration>PT11H57M22S</meta:editing-duration>
    <meta:editing-cycles>12</meta:editing-cycles>
    <meta:generator>LibreOffice/7.4.5.1$Linux_X86_64 LibreOffice_project/40$Build-1</meta:generator>
    <meta:document-statistic meta:table-count="1" meta:image-count="0" meta:object-count="5" meta:page-count="14" meta:paragraph-count="147" meta:word-count="5567" meta:character-count="29771" meta:non-whitespace-character-count="24336"/>
  </office:meta>
</office:document-meta>
</file>

<file path=Object 1/content.xml><?xml version="1.0" encoding="utf-8"?>
<math xmlns="http://www.w3.org/1998/Math/MathML" display="block">
  <semantics>
    <mrow>
      <mi>D</mi>
      <mo stretchy="false">=</mo>
      <msubsup>
        <mrow>
          <mo fence="true" form="prefix" stretchy="true">{</mo>
          <mrow>
            <mrow>
              <mo fence="true" form="prefix" stretchy="true">{</mo>
              <mrow>
                <mrow>
                  <msubsup>
                    <mi>D</mi>
                    <mi>i</mi>
                    <mi mathvariant="italic">tr</mi>
                  </msubsup>
                  <mi>,</mi>
                  <msubsup>
                    <mi>D</mi>
                    <mi>i</mi>
                    <mi mathvariant="italic">ts</mi>
                  </msubsup>
                </mrow>
              </mrow>
              <mo fence="true" form="postfix" stretchy="true">}</mo>
            </mrow>
          </mrow>
          <mo fence="true" form="postfix" stretchy="true">}</mo>
        </mrow>
        <mrow>
          <mi>i</mi>
          <mo stretchy="false">=</mo>
          <mn>1</mn>
        </mrow>
        <mi>N</mi>
      </msubsup>
    </mrow>
    <annotation encoding="StarMath 5.0">D =left lbrace left lbrace D _{i}  ^{tr}, D _{i}  ^{ts} right rbrace right rbrace _{i=1} ^{N} </annotation>
  </semantics>
</math>
</file>

<file path=Object 2/content.xml><?xml version="1.0" encoding="utf-8"?>
<math xmlns="http://www.w3.org/1998/Math/MathML" display="block">
  <semantics>
    <mrow>
      <mi>D</mi>
      <mo stretchy="false">=</mo>
      <mrow>
        <msubsup>
          <mi>D</mi>
          <mi>i</mi>
          <mi mathvariant="italic">tr</mi>
        </msubsup>
        <mo stretchy="false">∪</mo>
        <msubsup>
          <mi>D</mi>
          <mi>i</mi>
          <mi mathvariant="italic">ts</mi>
        </msubsup>
      </mrow>
    </mrow>
    <annotation encoding="StarMath 5.0">D= D _i ^tr union D _i ^ts </annotation>
  </semantics>
</math>
</file>

<file path=Object 3/content.xml><?xml version="1.0" encoding="utf-8"?>
<math xmlns="http://www.w3.org/1998/Math/MathML" display="block">
  <semantics>
    <mrow>
      <msubsup>
        <mi>D</mi>
        <mn>1</mn>
        <mi mathvariant="italic">tr</mi>
      </msubsup>
      <mi>,</mi>
      <mn>...</mn>
      <mi>,</mi>
      <msubsup>
        <mi>D</mi>
        <mi>N</mi>
        <mi mathvariant="italic">tr</mi>
      </msubsup>
    </mrow>
    <annotation encoding="StarMath 5.0">D_1^tr , ... ,D_N^tr</annotation>
  </semantics>
</math>
</file>

<file path=Object 4/content.xml><?xml version="1.0" encoding="utf-8"?>
<math xmlns="http://www.w3.org/1998/Math/MathML" display="block">
  <semantics>
    <msubsup>
      <mi>D</mi>
      <mi>i</mi>
      <mi mathvariant="italic">tr</mi>
    </msubsup>
    <annotation encoding="StarMath 5.0">D^tr_i</annotation>
  </semantics>
</math>
</file>

<file path=Object 5/content.xml><?xml version="1.0" encoding="utf-8"?>
<math xmlns="http://www.w3.org/1998/Math/MathML" display="block">
  <semantics>
    <msubsup>
      <mi>D</mi>
      <mi>i</mi>
      <mi mathvariant="italic">ts</mi>
    </msubsup>
    <annotation encoding="StarMath 5.0">D^ts_i</annotation>
  </semantics>
</math>
</file>